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text-properties officeooo:rsid="001a7ecb" officeooo:paragraph-rsid="001a7ecb"/>
    </style:style>
    <style:style style:name="P7" style:family="paragraph" style:parent-style-name="Text_20_body">
      <style:text-properties officeooo:rsid="0031f330" officeooo:paragraph-rsid="0031f330"/>
    </style:style>
    <style:style style:name="P8" style:family="paragraph" style:parent-style-name="Text_20_body">
      <style:text-properties officeooo:rsid="0032a685" officeooo:paragraph-rsid="0032a685"/>
    </style:style>
    <style:style style:name="P9" style:family="paragraph" style:parent-style-name="Text_20_body">
      <style:text-properties officeooo:rsid="00337a9b" officeooo:paragraph-rsid="00337a9b"/>
    </style:style>
    <style:style style:name="P10" style:family="paragraph" style:parent-style-name="Text_20_body">
      <style:text-properties officeooo:rsid="002e2f0c" officeooo:paragraph-rsid="002e2f0c"/>
    </style:style>
    <style:style style:name="P11" style:family="paragraph" style:parent-style-name="Text_20_body">
      <style:text-properties officeooo:rsid="003423db" officeooo:paragraph-rsid="003423db"/>
    </style:style>
    <style:style style:name="P12" style:family="paragraph" style:parent-style-name="Text_20_body">
      <style:text-properties officeooo:rsid="003423db" officeooo:paragraph-rsid="0034f702"/>
    </style:style>
    <style:style style:name="P13" style:family="paragraph" style:parent-style-name="Text_20_body">
      <style:text-properties officeooo:rsid="0035e14a" officeooo:paragraph-rsid="0035e14a"/>
    </style:style>
    <style:style style:name="P14" style:family="paragraph" style:parent-style-name="Heading_20_2" style:list-style-name=""/>
    <style:style style:name="P15" style:family="paragraph" style:parent-style-name="Heading_20_2">
      <style:paragraph-properties fo:break-before="page"/>
      <style:text-properties officeooo:paragraph-rsid="00546772"/>
    </style:style>
    <style:style style:name="P16" style:family="paragraph" style:parent-style-name="Text_20_body">
      <style:paragraph-properties fo:margin-left="0cm" fo:margin-right="0cm" fo:text-indent="0cm" style:auto-text-indent="false"/>
      <style:text-properties officeooo:paragraph-rsid="00546772"/>
    </style:style>
    <style:style style:name="P17" style:family="paragraph" style:parent-style-name="Text_20_body">
      <style:paragraph-properties fo:margin-left="0cm" fo:margin-right="0cm" fo:text-indent="0cm" style:auto-text-indent="false"/>
      <style:text-properties officeooo:rsid="004ac99a" officeooo:paragraph-rsid="00546772"/>
    </style:style>
    <style:style style:name="P18" style:family="paragraph" style:parent-style-name="Text_20_body">
      <style:paragraph-properties fo:margin-left="0cm" fo:margin-right="0cm" fo:text-indent="0cm" style:auto-text-indent="false"/>
      <style:text-properties officeooo:rsid="004cc6ff" officeooo:paragraph-rsid="00546772"/>
    </style:style>
    <style:style style:name="P19" style:family="paragraph" style:parent-style-name="Text_20_body">
      <style:text-properties officeooo:rsid="004e3c25" officeooo:paragraph-rsid="00546772"/>
    </style:style>
    <style:style style:name="P20" style:family="paragraph" style:parent-style-name="Text_20_body">
      <style:text-properties officeooo:rsid="004ef4dd" officeooo:paragraph-rsid="00546772"/>
    </style:style>
    <style:style style:name="P21" style:family="paragraph" style:parent-style-name="Text_20_body">
      <style:paragraph-properties fo:margin-left="0cm" fo:margin-right="0cm" fo:text-indent="0cm" style:auto-text-indent="false"/>
      <style:text-properties officeooo:paragraph-rsid="004ac99a"/>
    </style:style>
    <style:style style:name="P22" style:family="paragraph" style:parent-style-name="Text_20_body">
      <style:paragraph-properties fo:margin-left="0cm" fo:margin-right="0cm" fo:text-indent="0cm" style:auto-text-indent="false"/>
      <style:text-properties officeooo:rsid="004ac99a" officeooo:paragraph-rsid="004ac99a"/>
    </style:style>
    <style:style style:name="P23" style:family="paragraph" style:parent-style-name="Text_20_body">
      <style:paragraph-properties fo:margin-left="0cm" fo:margin-right="0cm" fo:text-indent="0cm" style:auto-text-indent="false"/>
      <style:text-properties officeooo:rsid="004cc6ff" officeooo:paragraph-rsid="0053e7a5"/>
    </style:style>
    <style:style style:name="P24" style:family="paragraph" style:parent-style-name="Text_20_body">
      <style:text-properties officeooo:rsid="004e3c25" officeooo:paragraph-rsid="004e3c25"/>
    </style:style>
    <style:style style:name="P25" style:family="paragraph" style:parent-style-name="Text_20_body">
      <style:text-properties officeooo:rsid="004e3c25" officeooo:paragraph-rsid="00561756"/>
    </style:style>
    <style:style style:name="P26" style:family="paragraph" style:parent-style-name="Text_20_body" style:list-style-name="L2">
      <style:text-properties officeooo:rsid="000ac7f6" officeooo:paragraph-rsid="000ac7f6"/>
    </style:style>
    <style:style style:name="P27" style:family="paragraph" style:parent-style-name="Explicación">
      <style:text-properties officeooo:paragraph-rsid="001e0975"/>
    </style:style>
    <style:style style:name="P28" style:family="paragraph" style:parent-style-name="Text_20_body" style:list-style-name="L3">
      <style:paragraph-properties fo:margin-left="0cm" fo:margin-right="0cm" fo:text-indent="0cm" style:auto-text-indent="false"/>
      <style:text-properties officeooo:paragraph-rsid="0041364f"/>
    </style:style>
    <style:style style:name="P29" style:family="paragraph" style:parent-style-name="Text_20_body">
      <style:text-properties officeooo:rsid="0041364f" officeooo:paragraph-rsid="0041364f"/>
    </style:style>
    <style:style style:name="P30" style:family="paragraph" style:parent-style-name="Heading_20_2">
      <style:text-properties fo:language="zxx" fo:country="none" style:language-asian="zxx" style:country-asian="none" style:language-complex="zxx" style:country-complex="none"/>
    </style:style>
    <style:style style:name="P31" style:family="paragraph" style:parent-style-name="Text_20_body">
      <style:text-properties fo:language="zxx" fo:country="none" officeooo:rsid="0057b37a" officeooo:paragraph-rsid="0057b37a" style:language-asian="zxx" style:country-asian="none" style:language-complex="zxx" style:country-complex="none"/>
    </style:style>
    <style:style style:name="P32" style:family="paragraph" style:parent-style-name="Text_20_body">
      <style:text-properties fo:language="zxx" fo:country="none" officeooo:rsid="0059127b" officeooo:paragraph-rsid="0059127b" style:language-asian="zxx" style:country-asian="none" style:language-complex="zxx" style:country-complex="none"/>
    </style:style>
    <style:style style:name="P33" style:family="paragraph" style:parent-style-name="Heading_20_2" style:list-style-name="">
      <style:text-properties fo:language="zxx" fo:country="none" style:language-asian="zxx" style:country-asian="none" style:language-complex="zxx" style:country-complex="none"/>
    </style:style>
    <style:style style:name="P34" style:family="paragraph" style:parent-style-name="Heading_20_2">
      <style:paragraph-properties fo:break-before="page"/>
      <style:text-properties fo:language="zxx" fo:country="none" style:language-asian="zxx" style:country-asian="none" style:language-complex="zxx" style:country-complex="none"/>
    </style:style>
    <style:style style:name="P35" style:family="paragraph" style:parent-style-name="Text_20_body">
      <style:text-properties officeooo:rsid="005a23f1" officeooo:paragraph-rsid="005a23f1"/>
    </style:style>
    <style:style style:name="P36" style:family="paragraph" style:parent-style-name="Text_20_body">
      <style:text-properties officeooo:rsid="005a23f1" officeooo:paragraph-rsid="005d70dd"/>
    </style:style>
    <style:style style:name="P37" style:family="paragraph" style:parent-style-name="Text_20_body">
      <style:text-properties officeooo:rsid="005c2289" officeooo:paragraph-rsid="005d70dd"/>
    </style:style>
    <style:style style:name="P38" style:family="paragraph" style:parent-style-name="Text_20_body">
      <style:text-properties officeooo:rsid="005d70dd" officeooo:paragraph-rsid="005d70dd"/>
    </style:style>
    <style:style style:name="P39" style:family="paragraph" style:parent-style-name="Text_20_body">
      <style:text-properties fo:language="zxx" fo:country="none" officeooo:rsid="0057b37a" officeooo:paragraph-rsid="005d70dd" style:language-asian="zxx" style:country-asian="none" style:language-complex="zxx" style:country-complex="none"/>
    </style:style>
    <style:style style:name="P40" style:family="paragraph" style:parent-style-name="Text_20_body">
      <style:text-properties fo:language="zxx" fo:country="none" officeooo:rsid="0059127b" officeooo:paragraph-rsid="005d70dd" style:language-asian="zxx" style:country-asian="none" style:language-complex="zxx" style:country-complex="none"/>
    </style:style>
    <style:style style:name="P41" style:family="paragraph" style:parent-style-name="Text_20_body">
      <style:text-properties officeooo:rsid="005c2289" officeooo:paragraph-rsid="005ee5b4"/>
    </style:style>
    <style:style style:name="P42" style:family="paragraph" style:parent-style-name="Text_20_body">
      <style:text-properties fo:language="zxx" fo:country="none" officeooo:rsid="00397831" officeooo:paragraph-rsid="005a23f1" style:language-asian="zxx" style:country-asian="none" style:language-complex="zxx" style:country-complex="none"/>
    </style:style>
    <style:style style:name="P43" style:family="paragraph" style:parent-style-name="Heading_20_2">
      <style:text-properties fo:language="zxx" fo:country="none" officeooo:paragraph-rsid="005ffa26" style:language-asian="zxx" style:country-asian="none" style:language-complex="zxx" style:country-complex="none"/>
    </style:style>
    <style:style style:name="P44" style:family="paragraph" style:parent-style-name="Heading_20_2">
      <style:paragraph-properties fo:break-before="page"/>
      <style:text-properties fo:language="zxx" fo:country="none" officeooo:paragraph-rsid="005ffa26" style:language-asian="zxx" style:country-asian="none" style:language-complex="zxx" style:country-complex="none"/>
    </style:style>
    <style:style style:name="P45" style:family="paragraph" style:parent-style-name="Text_20_body">
      <style:text-properties fo:language="zxx" fo:country="none" officeooo:rsid="0059127b" officeooo:paragraph-rsid="005ffa26" style:language-asian="zxx" style:country-asian="none" style:language-complex="zxx" style:country-complex="none"/>
    </style:style>
    <style:style style:name="P46" style:family="paragraph" style:parent-style-name="Text_20_body">
      <style:text-properties fo:language="zxx" fo:country="none" officeooo:rsid="005ffa26" officeooo:paragraph-rsid="005ffa26" style:language-asian="zxx" style:country-asian="none" style:language-complex="zxx" style:country-complex="none"/>
    </style:style>
    <style:style style:name="P47" style:family="paragraph" style:parent-style-name="Text_20_body">
      <style:text-properties fo:language="zxx" fo:country="none" officeooo:rsid="005ffbeb" officeooo:paragraph-rsid="005ffbeb" style:language-asian="zxx" style:country-asian="none" style:language-complex="zxx" style:country-complex="none"/>
    </style:style>
    <style:style style:name="P48" style:family="paragraph" style:parent-style-name="Text_20_body">
      <style:text-properties fo:language="zxx" fo:country="none" officeooo:rsid="00607381" officeooo:paragraph-rsid="00607381" style:language-asian="zxx" style:country-asian="none" style:language-complex="zxx" style:country-complex="none"/>
    </style:style>
    <style:style style:name="P49" style:family="paragraph" style:parent-style-name="Text_20_body">
      <style:text-properties fo:language="zxx" fo:country="none" officeooo:rsid="00490309" officeooo:paragraph-rsid="00490309" style:language-asian="zxx" style:country-asian="none" style:language-complex="zxx" style:country-complex="none"/>
    </style:style>
    <style:style style:name="P50" style:family="paragraph" style:parent-style-name="Text_20_body">
      <style:text-properties fo:language="zxx" fo:country="none" officeooo:rsid="004a189f" officeooo:paragraph-rsid="004a189f" style:language-asian="zxx" style:country-asian="none" style:language-complex="zxx" style:country-complex="none"/>
    </style:style>
    <style:style style:name="P51" style:family="paragraph" style:parent-style-name="Text_20_body">
      <style:text-properties fo:language="zxx" fo:country="none" officeooo:rsid="00442842" officeooo:paragraph-rsid="004a189f"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officeooo:rsid="00337a9b"/>
    </style:style>
    <style:style style:name="T3" style:family="text">
      <style:text-properties fo:font-weight="bold" officeooo:rsid="0034f702" style:font-weight-asian="bold" style:font-weight-complex="bold"/>
    </style:style>
    <style:style style:name="T4" style:family="text">
      <style:text-properties officeooo:rsid="00546772"/>
    </style:style>
    <style:style style:name="T5" style:family="text">
      <style:text-properties officeooo:rsid="004ef4dd"/>
    </style:style>
    <style:style style:name="T6" style:family="text">
      <style:text-properties officeooo:rsid="0051e903"/>
    </style:style>
    <style:style style:name="T7" style:family="text">
      <style:text-properties officeooo:rsid="0053e7a5"/>
    </style:style>
    <style:style style:name="T8" style:family="text">
      <style:text-properties officeooo:rsid="000bb69b"/>
    </style:style>
    <style:style style:name="T9" style:family="text">
      <style:text-properties officeooo:rsid="0029b40e"/>
    </style:style>
    <style:style style:name="T10" style:family="text">
      <style:text-properties officeooo:rsid="0041364f"/>
    </style:style>
    <style:style style:name="T11" style:family="text">
      <style:text-properties officeooo:rsid="0057a2c2"/>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type="double" style:text-underline-width="auto" style:text-underline-color="font-color"/>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officeooo:rsid="005a23f1" style:language-asian="zxx" style:country-asian="none" style:language-complex="zxx" style:country-complex="none"/>
    </style:style>
    <style:style style:name="T16" style:family="text">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17" style:family="text">
      <style:text-properties style:text-underline-style="solid" style:text-underline-width="auto" style:text-underline-color="font-color" fo:font-weight="bold" officeooo:rsid="005ee5b4" style:font-weight-asian="bold" style:font-weight-complex="bold"/>
    </style:style>
    <style:style style:name="T18" style:family="text">
      <style:text-properties officeooo:rsid="00177113"/>
    </style:style>
    <style:style style:name="T19" style:family="text">
      <style:text-properties officeooo:rsid="0021ac3f"/>
    </style:style>
    <style:style style:name="T20" style:family="text">
      <style:text-properties officeooo:rsid="00418b0b"/>
    </style:style>
    <style:style style:name="T21" style:family="text">
      <style:text-properties officeooo:rsid="005ffa26"/>
    </style:style>
    <style:style style:name="T22" style:family="text">
      <style:text-properties officeooo:rsid="005ffbeb"/>
    </style:style>
    <style:style style:name="T23" style:family="text">
      <style:text-properties style:text-underline-style="solid" style:text-underline-type="double" style:text-underline-width="auto" style:text-underline-color="font-color" fo:font-weight="normal" style:font-weight-asian="normal" style:font-weight-complex="normal"/>
    </style:style>
    <style:style style:name="T24" style:family="text">
      <style:text-properties fo:font-weight="normal" officeooo:rsid="00612740"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1 - CASOS DE CORRUPCION<text:bookmark-end text:name="__RefHeading___Toc1_3888555425"/></text:h>
      <text:p text:style-name="P2">La asociación Internacional “Voto Blanco”, tras una larga labor de investigación ha logrado obtener una valiosa información acerca de los numerosos casos de corrupción que se están dando en un país imaginario. Para tenerla toda ordenada y accesible se quiere crear una base de datos que contenga la siguiente información:</text:p>
      <text:list text:style-name="L1">
        <text:list-item>
          <text:p text:style-name="P3"> De cada caso de corrupción se almacena su código, nombre con el que se  le conoce públicamente (puede tomar valores nulos en el caso de que aún no se le conozca públicamente), descripción y una estimación de los millones desviados.</text:p>
        </text:list-item>
        <text:list-item>
          <text:p text:style-name="P3">Cada caso es investigado por un <text:span text:style-name="T1">juez</text:span> del que se desea saber su nombre, dirección, fecha de nacimiento y fecha en que comenzó a ejercer. Una vez concluida la investigación del caso se emite un dictamen que se registrará.</text:p>
        </text:list-item>
        <text:list-item>
          <text:p text:style-name="P3">En cada caso hay una serie de <text:span text:style-name="T1">ciudadanos</text:span> <text:span text:style-name="T1">implicados</text:span> que se distinguen por un código  y cada uno de ellos con un cargo principal determinado en el momento en que produjo el caso. De cada uno de estos se desea conocer su DNI, nombre, dirección y patrimonio.</text:p>
        </text:list-item>
        <text:list-item>
          <text:p text:style-name="P3">Estos ciudadanos pueden o no pertenecer a un <text:span text:style-name="T1">partido</text:span> <text:span text:style-name="T1">político</text:span> determinado, y a veces, desempeñan un puesto en él. De cada partido quiere conocerse su nombre, dirección de la sede central.</text:p>
        </text:list-item>
        <text:list-item>
          <text:p text:style-name="P3">Cada caso de corrupción es descubierto por un <text:span text:style-name="T1">periódico</text:span> (nombre, dirección y tirada) en una fecha determinada, que se desea saber.</text:p>
        </text:list-item>
        <text:list-item>
          <text:p text:style-name="P4">Cada periódico puede tener <text:span text:style-name="T1">afinidad</text:span> con un determinado partido político ( por otro lado, un partido político lo puede ser de varios periódicos)</text:p>
        </text:list-item>
      </text:list>
      <text:p text:style-name="P5"> Del análisis anterior, se ha obtenido la siguiente relación universal:</text:p>
      <text:p text:style-name="P5"> CASO(Codigo_Caso, Nombre_Caso, Descripicion_Caso, Millones_Desviados, Nombre_Juez, Dirección_Juez, FechaNac_Juez, Fecha_Ejercer, Dictamen, Cod_Implicado, DNI_Implicado, Nombre_Implicado, Dirección_Implicado, Patrimonio_Implicado, Cargo_imputado, Nombre_Partido, Puesto_enPartido, SedeCentral_Partido, Nombre_Periódico, Dirección_Periódico, TiradaPeriódico, FechaDescubierto_Caso, Nombre_PartidoPeriodico)</text:p>
      <text:p text:style-name="P6"/>
      <text:h text:style-name="Heading_20_2" text:outline-level="2">Problemas de inserción:</text:h>
      <text:p text:style-name="P7">No podemos añadir casos del que no sepamos los millones desviados.</text:p>
      <text:p text:style-name="P7">No podemos añadir casos que todavía no se haya dictaminado un dictamen.</text:p>
      <text:p text:style-name="P7">No podemos añadir casos sin ciudadanos </text:p>
      <text:p text:style-name="P8">No podemos añadir casos casos que <text:span text:style-name="T2">tengan ciudadanos que no pertenezcan a un partido político.</text:span></text:p>
      <text:p text:style-name="P9">No podemos añadir casos de periódicos que no tengan afinidad con partidos políticos . </text:p>
      <text:p text:style-name="P9"/>
      <text:p text:style-name="P9"/>
      <text:p text:style-name="P10"/>
      <text:h text:style-name="Heading_20_2" text:outline-level="2"><text:soft-page-break/>Problemas de actualización:</text:h>
      <text:p text:style-name="P8">Cada vez que se quiera modificar el cargo principal del ciudadano y este esté repetido varias veces tendríamos que repetirlo en todas sus veces.</text:p>
      <text:p text:style-name="P11">Si se repite el <text:span text:style-name="T1">juez</text:span> en varios casos tendríamos problemas al borrar alguno de sus datos como su dirección.</text:p>
      <text:p text:style-name="P11">Si se repite el <text:span text:style-name="T1">partido</text:span> <text:span text:style-name="T1">político</text:span> en varios casos tendríamos problemas al borrar alguno de sus datos como su dirección.</text:p>
      <text:p text:style-name="P11">Si se repite el <text:span text:style-name="T1">periódico</text:span> en varios casos tendríamos problemas al borrar alguno de sus datos como su dirección.</text:p>
      <text:p text:style-name="P12">Si se repite el <text:span text:style-name="T3">ciudadano implicado</text:span> en varios casos tendríamos problemas al borrar alguno de sus datos como su dirección.</text:p>
      <text:h text:style-name="Heading_20_2" text:outline-level="2">Problemas de borrado: </text:h>
      <text:p text:style-name="P13">En el caso de que un <text:span text:style-name="T1">juez</text:span> solo haya participado en un caso y se borren los datos de esta fila se borraría todos los datos de este mismo.</text:p>
      <text:p text:style-name="P13">En el caso de que un <text:span text:style-name="T1">partido</text:span> <text:span text:style-name="T1">político</text:span> solo haya participado en un caso y se borren los datos de esta fila se borraría todos los datos de este mismo.</text:p>
      <text:p text:style-name="P13">En el caso de que un <text:span text:style-name="T1">ciudadano</text:span> solo haya participado en un caso y se borren los datos de esta fila se borraría todos los datos de este mismo.</text:p>
      <text:p text:style-name="P13">En el caso de que un <text:span text:style-name="T1">periódico</text:span> solo haya participado en un caso y se borren los datos de esta fila se borraría todos los datos de este mismo.</text:p>
      <text:p text:style-name="P13"/>
      <text:h text:style-name="P14" text:outline-level="2"/>
      <text:h text:style-name="P15" text:outline-level="2">1.Dependencias <text:span text:style-name="T4">1</text:span></text:h>
      <text:p text:style-name="P16"> CASO(Codigo_Caso, Nombre_Caso, Descripicion_Caso, Millones_Desviados, Nombre_Juez, Dirección_Juez, FechaNac_Juez, Fecha_Ejercer, Dictamen, Cod_Implicado, DNI_Implicado, Nombre_Implicado, Dirección_Implicado, Patrimonio_Implicado, Cargo_imputado, Nombre_Partido, Puesto_enPartido, SedeCentral_Partido, Nombre_Periódico, Dirección_Periódico, TiradaPeriódico, FechaDescubierto_Caso, Nombre_PartidoPeriodico)</text:p>
      <text:p text:style-name="P16"/>
      <text:p text:style-name="P17">codigo_caso → nombre_caso , descripcion_caso , millones_caso</text:p>
      <text:p text:style-name="P18">cod_implicado ↔ <text:s/>dni_Implicado</text:p>
      <text:p text:style-name="P18">cod_implicado → nombre_implicado , direccion_implicado , platrimonio_implicado,</text:p>
      <text:p text:style-name="P17"/>
      <text:p text:style-name="P17">nombre_juez → direccion_juez, fechaNac_juez, fechaEjer</text:p>
      <text:p text:style-name="P18">codigo_caso + nombre_juez → dictamen</text:p>
      <text:p text:style-name="P18"/>
      <text:p text:style-name="P18"/>
      <text:p text:style-name="P19">cod_implicado + cod_caso → cargo_imputado</text:p>
      <text:p text:style-name="P19">cod_implicado + nombre_partido → puesto_enPartido</text:p>
      <text:p text:style-name="P19">nombre_partido ↔ <text:s/>sedeCentral </text:p>
      <text:p text:style-name="P19">nombre_periodico → direcciónPeriodico , tiradaPeriodico </text:p>
      <text:p text:style-name="P20">codigo_caso + nombre_partido → fechaDescubierto_caso</text:p>
      <text:p text:style-name="P20"><text:span text:style-name="T5">nombre_partido + nombrePeriodico → nombre_PartidoPeriodico</text:span></text:p>
      <text:h text:style-name="Heading_20_2" text:outline-level="2">1.Dependencias 2</text:h>
      <text:p text:style-name="P21"> CASO(Codigo_Caso, Nombre_Caso, Descripicion_Caso, Millones_Desviados, Nombre_Juez, Dirección_Juez, FechaNac_Juez, Fecha_Ejercer, Dictamen, Cod_Implicado, DNI_Implicado, Nombre_Implicado, Dirección_Implicado, Patrimonio_Implicado, Cargo_imputado, Nombre_Partido, Puesto_enPartido, SedeCentral_Partido, Nombre_Periódico, Dirección_Periódico, TiradaPeriódico, FechaDescubierto_Caso, Nombre_PartidoPeriodico)</text:p>
      <text:p text:style-name="P21"/>
      <text:p text:style-name="P22">codigo_caso → nombre_caso , descripcion_caso , millones_caso, <text:span text:style-name="T6">nombre_juez , dictamen , nombre_periodico , fehcaDescubierto</text:span></text:p>
      <text:p text:style-name="P23">cod_implicado ↔ <text:s/>dni_Implicado</text:p>
      <text:p text:style-name="P23">cod_implicado → nombre_implicado , direccion_implicado , platrimonio_implicado, <text:span text:style-name="T7">pues_enPartido</text:span></text:p>
      <text:p text:style-name="P19">nombre_partido ↔ <text:s/>sedeCentral</text:p>
      <text:p text:style-name="P22"><text:soft-page-break/></text:p>
      <text:p text:style-name="P22">nombre_juez → direccion_juez, fechaNac_juez, fechaEjer</text:p>
      <text:p text:style-name="P24">cod_implicado + cod_caso → cargo_imputado</text:p>
      <text:p text:style-name="P25">nombre_periodico → direcciónPeriodico , tiradaPeriodico , <text:span text:style-name="T5">nombre_PartidoPeriodico </text:span></text:p>
      <text:h text:style-name="Heading_20_2" text:outline-level="2"><text:bookmark-start text:name="__RefHeading___Toc122_4159016690"/><text:span text:style-name="T8">2.1 </text:span>Identificación de claves candidatas<text:bookmark-end text:name="__RefHeading___Toc122_4159016690"/></text:h>
      <text:p text:style-name="Explicación">¿Que son las claves candidatas? Claves primarias y alternativas <text:span text:style-name="T9">que te den el resultado de todos los atributos</text:span></text:p>
      <text:list text:style-name="L2">
        <text:list-item>
          <text:p text:style-name="P26">Claves primarias : <text:span text:style-name="T10">cod_caso , </text:span><text:span text:style-name="T11">cod_implicado </text:span></text:p>
        </text:list-item>
        <text:list-item>
          <text:p text:style-name="P26">Claves alternativas : <text:span text:style-name="T11">cod_caso , dni_implicado</text:span></text:p>
        </text:list-item>
      </text:list>
      <text:h text:style-name="Heading_20_2" text:outline-level="2"><text:bookmark-start text:name="__RefHeading___Toc124_4159016690"/><text:span text:style-name="T8">2.2 </text:span>Identificación atributos primos y no primos<text:bookmark-end text:name="__RefHeading___Toc124_4159016690"/></text:h>
      <text:p text:style-name="P27">Los atributos primos son los atributos que son alguna clave pero los no primos son los que pertenecen a una clave pero no lo son . </text:p>
      <text:p text:style-name="P6">DESGLOSE</text:p>
      <text:list text:style-name="L3">
        <text:list-header>
          <text:p text:style-name="P28"> CASO()</text:p>
        </text:list-header>
      </text:list>
      <text:h text:style-name="Heading_20_2" text:outline-level="2"><text:bookmark-start text:name="__RefHeading___Toc126_4159016690"/><text:span text:style-name="T8">3.1 </text:span>Proceso de normalización 1FN<text:bookmark-end text:name="__RefHeading___Toc126_4159016690"/></text:h>
      <text:p text:style-name="P29">Si cumple esta regla porqué todos los atributos son atómicos</text:p>
      <text:h text:style-name="P30" text:outline-level="2"><text:bookmark-start text:name="__RefHeading___Toc128_4159016690"/>3.2 Proceso de normalización 2FN<text:bookmark-end text:name="__RefHeading___Toc128_4159016690"/></text:h>
      <text:p text:style-name="P31">CASO no estaría porqué todo lo que tiene que ver con el implicado no depende de codigo_caso.</text:p>
      <text:p text:style-name="P31"/>
      <text:p text:style-name="P31">CASO(<text:span text:style-name="T12">Codigo_Caso</text:span>, Nombre_Caso, Descripicion_Caso, Millones_Desviados, Dictamen, Nombre_Partido, Nombre_Periódico, FechaDescubierto_Caso,)</text:p>
      <text:p text:style-name="P31"/>
      <text:p text:style-name="P31">IMPLICADO(<text:span text:style-name="T12">Cod_Implicado</text:span>, <text:span text:style-name="T13">DNI</text:span>_<text:span text:style-name="T13">Implicado</text:span>, Nombre_Implicado, Dirección_Implicado, Patrimonio_Implicado, Cargo_imputado)</text:p>
      <text:p text:style-name="P31"/>
      <text:p text:style-name="P32">CASO-IMPLICADO(<text:span text:style-name="T12">Cod_Implicado</text:span>, <text:span text:style-name="T13">DNI_implicado </text:span>, <text:span text:style-name="T12">codigo_caso</text:span>, cargo_imputado)</text:p>
      <text:h text:style-name="P33" text:outline-level="2"/>
      <text:h text:style-name="P34" text:outline-level="2"><text:bookmark-start text:name="__RefHeading___Toc130_4159016690"/>3.3 Proceso de normalización 3FN<text:bookmark-end text:name="__RefHeading___Toc130_4159016690"/></text:h>
      <text:p text:style-name="P35"><text:span text:style-name="T14">Justificación:</text:span></text:p>
      <text:p text:style-name="P35"><text:span text:style-name="T14">CASO NO está en 3FN </text:span></text:p>
      <text:p text:style-name="P35"><text:span text:style-name="T14">nombre_juez -&gt; direccion_juez , fechaNac_juez </text:span></text:p>
      <text:p text:style-name="P35"><text:span text:style-name="T14">nombrePeriodico -&gt; direccion_periodico , tiradaperiodocp , nombre_partidoPeriodico </text:span></text:p>
      <text:p text:style-name="P35"><text:span text:style-name="T14"/></text:p>
      <text:p text:style-name="P36"><text:span text:style-name="T14">CIUDADANOS NO está en 3FN </text:span></text:p>
      <text:p text:style-name="P37"><text:span text:style-name="T14">nombre_partido -&gt; sedeCentral_partido </text:span></text:p>
      <text:p text:style-name="P37"><text:span text:style-name="T14"/></text:p>
      <text:p text:style-name="P37"><text:span text:style-name="T14">DESCOMPOSICION</text:span><text:span text:style-name="T15">:</text:span></text:p>
      <text:p text:style-name="P35"><text:span text:style-name="T14">JUEZ(</text:span><text:span text:style-name="T16">nombre_juez</text:span><text:span text:style-name="T14"> ,direccion_juez , fechaNac_juez )</text:span></text:p>
      <text:p text:style-name="P35"><text:span text:style-name="T14">PERIODICO(</text:span><text:span text:style-name="T16">NOMBREpERIODICO</text:span><text:span text:style-name="T14"> direccion_periodico , tiradaperiodocp , nombre_partidoPeriodico )</text:span></text:p>
      <text:p text:style-name="P35"><text:span text:style-name="T14"/></text:p>
      <text:p text:style-name="P38"><text:span text:style-name="T14">TABLAS RESULTANTES</text:span></text:p>
      <text:p text:style-name="P39">CASO(<text:span text:style-name="T12">Codigo_Caso</text:span>, Nombre_Caso, Descripicion_Caso, Millones_Desviados, Dictamen, Nombre_Partido, Nombre_Periódico, FechaDescubierto_Caso,)</text:p>
      <text:p text:style-name="P36">PERIODICO(<text:span text:style-name="T17">nombre_periodico</text:span> direccion_periodico , tiradaperiodo , nombre_partidoPeriodico )</text:p>
      <text:p text:style-name="P36"><text:span text:style-name="T14">JUEZ(</text:span><text:span text:style-name="T16">nombre_juez</text:span><text:span text:style-name="T14"> ,direccion_juez , fechaNac_juez )</text:span></text:p>
      <text:p text:style-name="P40">CASO-IMPLICADO(<text:span text:style-name="T12">Cod_Implicado</text:span>, <text:span text:style-name="T13">DNI_implicado </text:span>, <text:span text:style-name="T12">codigo_caso</text:span>, cargo_imputado)</text:p>
      <text:p text:style-name="P41">PARTIDO(<text:span text:style-name="T12">nombre_partido</text:span>, sedeCentralPartido)</text:p>
      <text:p text:style-name="P40"><text:span text:style-name="T14"/></text:p>
      <text:p text:style-name="P42"/>
      <text:h text:style-name="P43" text:outline-level="2"><text:span text:style-name="T18"><text:s/></text:span><text:span text:style-name="T19"><text:s/></text:span></text:h>
      <text:h text:style-name="P44" text:outline-level="2"><text:span text:style-name="T20">3.4 Proceso de normalización </text:span>FNBC</text:h>
      <text:p text:style-name="P45">CASO-IMPLICADO <text:span text:style-name="T21">NO ESTA EN FNBC PORQUÉ</text:span></text:p>
      <text:p text:style-name="P46">cod_implicado + <text:span text:style-name="T22">codImplicado</text:span> -&gt; <text:span text:style-name="T22">cP</text:span> </text:p>
      <text:p text:style-name="P46">cod_implicado + <text:span text:style-name="T22">dni_implicado -&gt; CC</text:span></text:p>
      <text:p text:style-name="P47">dni &lt;-&gt; codImplicado NO ES CLAVE</text:p>
      <text:p text:style-name="P47"/>
      <text:p text:style-name="P47">Justificacion: </text:p>
      <text:p text:style-name="P47">cod_implicado &lt;- -&gt; dni_implicadp </text:p>
      <text:p text:style-name="P47"/>
      <text:p text:style-name="P47">DESCOMPOSICION: </text:p>
      <text:p text:style-name="P47"/>
      <text:p text:style-name="P48">CASO-IMPLICADO2 (<text:span text:style-name="T12">cod_implicado , </text:span><text:span text:style-name="T23">dniImplicado</text:span>)</text:p>
      <text:p text:style-name="P48">CASO-IMPLICADO(<text:span text:style-name="T1">cod_caso, cod_implicado, </text:span><text:span text:style-name="T24">cargo_imputado</text:span>)</text:p>
      <text:p text:style-name="P49"/>
      <text:p text:style-name="P49"/>
      <text:p text:style-name="P50">Resultado : </text:p>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5T09:49:45.277000000</dc:date>
    <meta:editing-duration>PT7H30M46S</meta:editing-duration>
    <meta:editing-cycles>78</meta:editing-cycles>
    <meta:generator>LibreOffice/24.8.3.2$Windows_X86_64 LibreOffice_project/48a6bac9e7e268aeb4c3483fcf825c94556d9f92</meta:generator>
    <meta:document-statistic meta:table-count="0" meta:image-count="0" meta:object-count="0" meta:page-count="6" meta:paragraph-count="92" meta:word-count="976" meta:character-count="7594" meta:non-whitespace-character-count="6686"/>
  </office:meta>
</office:document-meta>
</file>